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Contents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5">Motivación<text:tab/>1</text:p>
          <text:p text:style-name="P5">Características<text:tab/>1</text:p>
          <text:p text:style-name="P1">El lenguaje Pascal<text:tab/>1</text:p>
          <text:p text:style-name="P1">Bibliotecas<text:tab/>2</text:p>
          <text:p text:style-name="P1">Opciones del compilador<text:tab/>2</text:p>
          <text:p text:style-name="P5">Objetivos<text:tab/>3</text:p>
          <text:p text:style-name="P1">Política de versiones<text:tab/>3</text:p>
          <text:p text:style-name="P1">Planificación de versiones hasta la 1.0<text:tab/>3</text:p>
          <text:p text:style-name="P1">Planificación de versiones entre versiones 1.0 y 2.0<text:tab/>3</text:p>
          <text:p text:style-name="P1">Planificación de versiones entre versiones 2.0 y 3.0<text:tab/>4</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xml:id="list247608594" text:style-name="L1">
        <text:list-item>
          <text:p text:style-name="P2">Cláusula USES. <text:s/>Esto implica archivos UNIT con secciones INTERFACE e IMPLEMENTATION. <text:s/>En principio no se soportará INITIALIZATION ni FINALIZATION, a menos que se vean beneficios claros.</text:p>
        </text:list-item>
        <text:list-item>
          <text:p text:style-name="P2">Bloques de código ASM .. END. <text:s/>Evidentemente dirigido al microprocesador Z80.</text:p>
        </text:list-item>
        <text:list-item>
          <text:p text:style-name="P2">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text:soft-page-break/>Bibliotecas</text:h>
      <text:p text:style-name="Text_20_body">El compilador incluirá, en principio, dos bibliotecas básicas: <text:s/>la RTL (RunTime Library) y la extendida.</text:p>
      <text:h text:style-name="Heading_20_3" text:outline-level="3">Bibliote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 (por ejemplo, MSXgrf, MSXspr, MSXsnd, ...).</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facilitar la optimización manual del código.</text:p>
      <text:h text:style-name="Heading_20_1" text:outline-level="1"><text:soft-page-break/>Objetivos</text:h>
      <text:h text:style-name="Heading_20_2" text:outline-level="2">Política de versiones</text:h>
      <text:p text:style-name="Text_20_body">Se utilizarán tres números de versión.</text:p>
      <text:list xml:id="list664482733" text:style-name="L2">
        <text:list-item>
          <text:p text:style-name="P3">El menor de ellos indicará la revisión de errores o cambios menores.</text:p>
        </text:list-item>
        <text:list-item>
          <text:p text:style-name="P3">El valor medio indicará nuevas capacidades añadidas que no supongan la eliminación de capacidades anteriores, de forma que todo lo que se podía hacer antes sigue siendo posible.</text:p>
        </text:list-item>
        <text:list-item>
          <text:p text:style-name="P3">El número mayor indica una reimplementación completa, una modificación que añada incompatibilidades importantes respecto a versiones anteriores o cambios importantes en las estrategias.</text:p>
        </text:list-item>
      </text:list>
      <text:h text:style-name="Heading_20_2" text:outline-level="2">Planificación de versiones hasta la 1.0</text:h>
      <text:p text:style-name="Text_20_body">Se irán liberando versiones según se alcancen los siguientes hitos (no necesariamente en este orden):</text:p>
      <text:list xml:id="list1698471830" text:style-name="L3">
        <text:list-item>
          <text:p text:style-name="P4">Operaciones aritméticas +, -, *, / y DIV.</text:p>
        </text:list-item>
        <text:list-item>
          <text:p text:style-name="P4">Implementación de Write, WriteLn y ReadLn. <text:s/>Ojo con esto porque cada sistema tiene sus métodos de BIOS diferentes (ZX, MSX, etc.), así que tal vez haya que esperar a la versión 2.0 por los condicionales de compilación.</text:p>
        </text:list-item>
        <text:list-item>
          <text:p text:style-name="P4">Variables de tipo CHAR, BYTE, INTEGER, WORD y BOOLEAN.</text:p>
        </text:list-item>
        <text:list-item>
          <text:p text:style-name="P4">Operaciones lógicas AND, OR y NOT y de comparación.</text:p>
        </text:list-item>
        <text:list-item>
          <text:p text:style-name="P4">Instrucciones de control (IF, WHILE y REPEAT).</text:p>
        </text:list-item>
        <text:list-item>
          <text:p text:style-name="P4">Operaciones de bit (SHL, SHR, OR, AND...).</text:p>
        </text:list-item>
        <text:list-item>
          <text:p text:style-name="P4">Procedimientos.</text:p>
        </text:list-item>
        <text:list-item>
          <text:p text:style-name="P4">Funciones.</text:p>
        </text:list-item>
        <text:list-item>
          <text:p text:style-name="P4">Bloque ASM ... END;</text:p>
        </text:list-item>
      </text:list>
      <text:p text:style-name="Text_20_body">Otras características deseables, pero no obligatorias:</text:p>
      <text:list xml:id="list36814044" text:continue-numbering="true" text:style-name="L3">
        <text:list-item>
          <text:p text:style-name="P4">Que el código ensamblador de salida mantenga los comentarios del código fuente.</text:p>
        </text:list-item>
        <text:list-item>
          <text:p text:style-name="P4">Variables tipo REAL. <text:s/>Aún no sé cómo implementarlo, pero será BCD o punto fijo (¿El punto flotante será mucho para el Z-80?). <text:s/>No sé si hacer diferenciación entre FLOAT y DOUBLE.</text:p>
        </text:list-item>
        <text:list-item>
          <text:p text:style-name="P4">Variables y constantes de tipo STRING (con operación de encadenación).</text:p>
        </text:list-item>
        <text:list-item>
          <text:p text:style-name="P4">Constantes definidas por CONST.</text:p>
        </text:list-item>
        <text:list-item>
          <text:p text:style-name="P4">Biblioteca RTL básica (system).</text:p>
        </text:list-item>
      </text:list>
      <text:h text:style-name="Heading_20_2" text:outline-level="2">Planificación de versiones entre versiones 1.0 y 2.0</text:h>
      <text:p text:style-name="Text_20_body">Evidentemente en esta versión tienen preferencia aquellas características de la anterior tanda que no llegaran a implementarse.</text:p>
      <text:list xml:id="list530361891" text:continue-list="list36814044" text:style-name="L3">
        <text:list-item text:start-value="1">
          <text:p text:style-name="P4">Unidades externas.</text:p>
        </text:list-item>
        <text:list-item>
          <text:p text:style-name="P4">No enlazar (añadir) procedimientos, funciones y variables globales que no se utilicen.</text:p>
        </text:list-item>
        <text:list-item>
          <text:p text:style-name="P4"><text:soft-page-break/>Biblioteca RTL completa (system y sysutils).</text:p>
        </text:list-item>
        <text:list-item>
          <text:p text:style-name="P4">Biblioteca de funciones específicas para MSX, ZX, etc: Entrada, gráficos, sonido, etc..</text:p>
        </text:list-item>
        <text:list-item>
          <text:p text:style-name="P4">Convenciones de llamada PASCAL y BASIC (para ser llamado desde USR, etc). Posiblemente también CDECL.</text:p>
        </text:list-item>
        <text:list-item>
          <text:p text:style-name="P4">Condicionales de compilación: {$DEFINE ...} y {$IF ...} ... {$ENDIF} como mínimo. <text:s/>Evidentemente también definiciones predefinidas para identificar modos de compilación, como MSX, ZX, etc.</text:p>
        </text:list-item>
        <text:list-item>
          <text:p text:style-name="P4">Algún sistema que permita definir llamadas al sistema óptimas. <text:s/>Es decir, poder declarar llamadas a BIOS sin tener que utilizar ASM ... END en el cuerpo. <text:s/>Por ejemplo, llamadas RST, designar parámetros de entrada a registros, asignar valores devueltos.</text:p>
        </text:list-item>
        <text:list-item>
          <text:p text:style-name="P4">Definición de tipos propios, tales como enumeraciones, SET OF y RECORD.</text:p>
        </text:list-item>
      </text:list>
      <text:h text:style-name="Heading_20_2" text:outline-level="2">Planificación de versiones entre versiones 2.0 y 3.0</text:h>
      <text:p text:style-name="Text_20_body">Esto ya está muy lejos. <text:s/>Si se consigue implementar todo lo indicado anteriormente, se habría conseguido un compilador completo, o casi. <text:s/>Lo único que se me ocurre en este momento es replantear las estrategias y proponer optimizaciones, tanto en lo referente al código generado como a aplicar al propio comp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orphans="2" fo:widows="2" fo:hyphenation-ladder-count="no-limit" style:page-number="auto"/>
      <style:text-properties fo:hyphenate="true" fo:hyphenation-remain-char-count="4"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10-30T13:57:25</dc:date>
    <meta:editing-cycles>60</meta:editing-cycles>
    <meta:editing-duration>PT02H51M41S</meta:editing-duration>
    <meta:document-statistic meta:table-count="0" meta:image-count="0" meta:object-count="0" meta:page-count="4" meta:paragraph-count="73" meta:word-count="1244" meta:character-count="7921"/>
    <meta:user-defined meta:name="Información 1"/>
    <meta:user-defined meta:name="Información 2"/>
    <meta:user-defined meta:name="Información 3"/>
    <meta:user-defined meta:name="Información 4"/>
  </office:meta>
</office:document-meta>
</file>